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nterceptorBase.preRemov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InterceptorBase.postStor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InterceptorBase.postRemov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InterceptorBase.preStor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